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1pt" officeooo:paragraph-rsid="00015761" style:font-size-asian="11pt" style:font-size-complex="11pt"/>
    </style:style>
    <style:style style:name="P4" style:family="paragraph" style:parent-style-name="Text_20_body">
      <style:paragraph-properties fo:margin-left="2.491cm" fo:margin-right="0cm" fo:margin-top="0cm" fo:margin-bottom="0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officeooo:rsid="000251f9" officeooo:paragraph-rsid="000251f9" style:font-size-asian="11pt" style:font-size-complex="11pt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fo:font-size="11pt" officeooo:rsid="0052cf1e" officeooo:paragraph-rsid="00015761" style:font-size-asian="11pt" style:font-size-complex="11pt"/>
    </style:style>
    <style:style style:name="P7" style:family="paragraph" style:parent-style-name="Standard">
      <style:paragraph-properties fo:margin-left="1.245cm" fo:margin-right="0cm" fo:margin-top="0cm" fo:margin-bottom="0cm" loext:contextual-spacing="false" fo:text-indent="0cm" style:auto-text-indent="false"/>
      <style:text-properties style:font-name="Times New Roman" fo:font-size="11pt" officeooo:rsid="0052cf1e" officeooo:paragraph-rsid="00015761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52cf1e" officeooo:paragraph-rsid="00015761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rsid="0002e617" officeooo:paragraph-rsid="00015761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6.227cm" fo:margin-right="0cm" fo:text-indent="0cm" style:auto-text-indent="false"/>
      <style:text-properties fo:font-size="11pt" officeooo:rsid="00550bff" officeooo:paragraph-rsid="00015761" style:font-size-asian="11pt" style:font-size-complex="11pt"/>
    </style:style>
    <style:style style:name="T1" style:family="text">
      <style:text-properties officeooo:rsid="000f1ef7"/>
    </style:style>
    <style:style style:name="T2" style:family="text">
      <style:text-properties officeooo:rsid="00063c62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officeooo:rsid="00063c62"/>
    </style:style>
    <style:style style:name="T5" style:family="text">
      <style:text-properties fo:language="zxx" fo:country="none" officeooo:rsid="000cece7"/>
    </style:style>
    <style:style style:name="T6" style:family="text">
      <style:text-properties officeooo:rsid="000a9b8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0a9b8e"/>
    </style:style>
    <style:style style:name="T9" style:family="text">
      <style:text-properties officeooo:rsid="00093187"/>
    </style:style>
    <style:style style:name="T10" style:family="text">
      <style:text-properties officeooo:rsid="00544a75"/>
    </style:style>
    <style:style style:name="T11" style:family="text">
      <style:text-properties officeooo:rsid="00550bff"/>
    </style:style>
    <style:style style:name="T12" style:family="text">
      <style:text-properties officeooo:rsid="0052cf1e"/>
    </style:style>
    <style:style style:name="T13" style:family="text">
      <style:text-properties officeooo:rsid="00015761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2e617" style:font-size-asian="11pt" style:font-size-complex="11pt"/>
    </style:style>
    <style:style style:name="T16" style:family="text">
      <style:text-properties officeooo:rsid="00025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Epoque </text:span>Protogéom<text:span text:style-name="T2">é</text:span>trique 1<text:span text:style-name="T2">0</text:span>00-900</text:p>
      <text:p text:style-name="P2"/>
      <text:p text:style-name="P1"><text:span text:style-name="T16">Epoque </text:span>Géométrique <text:span text:style-name="T1">900-700</text:span></text:p>
      <text:p text:style-name="P2"><text:tab/>ancien : 900-850</text:p>
      <text:p text:style-name="P2"><text:tab/><text:tab/><text:span text:style-name="T2">décor sur partie supérieur vases, diversification formes vases</text:span></text:p>
      <text:p text:style-name="P2"/>
      <text:p text:style-name="P3"><text:tab/><text:span text:style-name="T2">moyen : 850-770</text:span></text:p>
      <text:p text:style-name="P3"><text:tab/><text:tab/><text:span text:style-name="T2">Apogée du style/grde variété motifs, décors souligne formes vases</text:span></text:p>
      <text:p text:style-name="P2"><text:span text:style-name="T3"><text:tab/><text:tab/></text:span><text:span text:style-name="T4">formation cit</text:span><text:span text:style-name="T5">é</text:span><text:span text:style-name="T4">es grexques = sanctuaires (</text:span>Delphes, Délos, Olympie, Samos<text:span text:style-name="T6">)</text:span></text:p>
      <text:p text:style-name="P2"><text:span text:style-name="T8"><text:tab/><text:tab/>p</text:span><text:span text:style-name="T7">etite plastique de bronze (animaux) </text:span><text:span text:style-name="T8">ex-voto</text:span></text:p>
      <text:p text:style-name="P2"><text:tab/><text:tab/><text:span text:style-name="T2">régimes aristocratiques/tyrans</text:span></text:p>
      <text:p text:style-name="P2"><text:tab/><text:tab/><text:span text:style-name="T2">emprunt alphabet phénicien</text:span></text:p>
      <text:p text:style-name="P3"><text:tab/><text:tab/><text:span text:style-name="T2">poèmes Homériques fixés à l'écrit</text:span></text:p>
      <text:p text:style-name="P3"><text:tab/><text:tab/><text:span text:style-name="T2">776 <text:s/>= Jeux Olympiques</text:span></text:p>
      <text:p text:style-name="P3"/>
      <text:p text:style-name="P2"><text:tab/><text:span text:style-name="T2">récent : 770-700</text:span></text:p>
      <text:p text:style-name="P4"><text:span text:style-name="T9">760 apparition figure humaine, grands vases marqueurs de tombes voient apparaitre de plus en plus de scène figurées/narratives. N</text:span>avires/ekphora/prothesis</text:p>
      <text:p text:style-name="P4"/>
      <text:p text:style-name="P5">Epoque archaïque 700-480</text:p>
      <text:p text:style-name="P5"/>
      <text:p text:style-name="P6"><text:span text:style-name="T13">H</text:span>aut archaïsme / époque orientalisante : 700-600</text:p>
      <text:p text:style-name="P6"/>
      <text:p text:style-name="P6"><text:tab/>essor créatif</text:p>
      <text:p text:style-name="P6"><text:tab/><text:tab/>figure noire = incisions <text:span text:style-name="T10">(+ réhauts si polychrome) / </text:span>influence orient (ivoire/bronze)</text:p>
      <text:p text:style-name="P6"><text:tab/>ateliers</text:p>
      <text:p text:style-name="P6"><text:tab/><text:tab/>céramique</text:p>
      <text:p text:style-name="P8"><text:tab/><text:tab/><text:tab/><text:tab/>Corinthe (+ prolifique)</text:p>
      <text:p text:style-name="P8"><text:tab/><text:tab/><text:tab/><text:tab/><text:tab/>VII : procorinthien / VI corinthien</text:p>
      <text:p text:style-name="P8"><text:tab/><text:tab/><text:tab/><text:tab/><text:tab/><text:span text:style-name="T11">motif arêtes rayonnantes</text:span></text:p>
      <text:p text:style-name="P8"><text:tab/><text:tab/><text:tab/><text:tab/><text:tab/><text:span text:style-name="T11">miniatures / petit format</text:span></text:p>
      <text:p text:style-name="P8"><text:tab/><text:tab/><text:tab/><text:tab/>Attique</text:p>
      <text:p text:style-name="P12">(proto)attique VII <text:s text:c="5"/>VI grands vases anses plastiques (moelées) motifs mythologiques / grandesscènes, pas de frises</text:p>
      <text:p text:style-name="P8"><text:tab/><text:tab/><text:tab/><text:tab/>Rhode</text:p>
      <text:p text:style-name="P8"><text:tab/><text:tab/><text:tab/><text:tab/><text:tab/>"<text:span text:style-name="T11">Rhodien" (auj Milé)</text:span></text:p>
      <text:p text:style-name="P8"><text:tab/><text:tab/><text:tab/><text:tab/><text:tab/><text:span text:style-name="T11">style chèvres sauvages (très peu d'incisions)</text:span></text:p>
      <text:p text:style-name="P8"><text:tab/><text:tab/><text:tab/><text:tab/><text:tab/><text:span text:style-name="T11">essentiellement animalier</text:span></text:p>
      <text:p text:style-name="P8"><text:tab/><text:tab/><text:tab/><text:tab/><text:tab/><text:span text:style-name="T11">vernis noir sur engobe ivoire (surcouche+claire qu'argile)</text:span></text:p>
      <text:p text:style-name="P8"><text:tab/><text:tab/><text:tab/><text:tab/>Baros</text:p>
      <text:p text:style-name="P6"><text:tab/><text:tab/>pierre/sculpture</text:p>
      <text:p text:style-name="P8"><text:tab/><text:tab/><text:tab/><text:tab/>Naxos = marbre</text:p>
      <text:p text:style-name="P8"><text:tab/><text:tab/><text:tab/><text:tab/><text:tab/>consecrations Délos / collosse Naxien</text:p>
      <text:p text:style-name="P9"><text:tab/><text:tab/><text:tab/><text:tab/><text:span text:style-name="T12">Crète</text:span></text:p>
      <text:p text:style-name="P9"><text:tab/><text:tab/><text:tab/><text:tab/><text:tab/><text:span text:style-name="T12">style dédalique</text:span></text:p>
      <text:p text:style-name="P11"><text:span text:style-name="T15"><text:tab/><text:tab/><text:tab/><text:tab/><text:tab/><text:tab/></text:span><text:span text:style-name="T14">(1°ronde-bosse</text:span></text:p>
      <text:p text:style-name="P10"><text:tab/><text:tab/><text:tab/><text:tab/><text:tab/><text:tab/>sphyrelation : plaques sur bois)</text:p>
      <text:p text:style-name="P10"><text:tab/><text:tab/><text:tab/><text:tab/><text:tab/><text:tab/>rigide</text:p>
      <text:p text:style-name="P10"><text:tab/><text:tab/><text:tab/><text:tab/><text:tab/><text:tab/>chevelure perles / à étages</text:p>
      <text:p text:style-name="P10"><text:tab/><text:tab/><text:tab/><text:tab/><text:tab/><text:tab/>taille nue </text:p>
      <text:p text:style-name="P6"/>
      <text:p text:style-name="P7"><text:span text:style-name="T13">A</text:span>rchaïsme mur : 600-480</text:p>
      <text:p text:style-name="P7"><text:tab/>Au VI = nettoyage apport orientale / focus style proprement gr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3S</meta:editing-duration>
    <meta:editing-cycles>7</meta:editing-cycles>
    <meta:generator>LibreOffice/5.4.1.2$Windows_X86_64 LibreOffice_project/ea7cb86e6eeb2bf3a5af73a8f7777ac570321527</meta:generator>
    <dc:date>2017-11-22T19:33:39.956000000</dc:date>
    <meta:document-statistic meta:table-count="0" meta:image-count="0" meta:object-count="0" meta:page-count="1" meta:paragraph-count="44" meta:word-count="199" meta:character-count="1580" meta:non-whitespace-character-count="1291"/>
    <meta:user-defined meta:name="Info 1"/>
    <meta:user-defined meta:name="Info 2"/>
    <meta:user-defined meta:name="Info 3"/>
    <meta:user-defined meta:name="Info 4"/>
  </office:meta>
</office:document-meta>
</file>